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color="#ffffff"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fo:font-size="72pt"/>
    </style:style>
    <style:style style:name="P5" style:family="paragraph">
      <style:paragraph-properties fo:margin-left="1.2cm" fo:margin-right="0cm" fo:text-align="center" fo:text-indent="-0.6cm"/>
      <style:text-properties fo:color="#ffffff" fo:font-family="'Times New Roman'" style:font-family-generic="roman" style:font-pitch="variable" fo:font-size="72pt" fo:font-style="normal" fo:font-weight="bold"/>
    </style:style>
    <style:style style:name="P6" style:family="paragraph">
      <style:paragraph-properties fo:margin-left="0cm" fo:margin-right="0cm" fo:text-indent="0cm"/>
      <style:text-properties fo:font-size="20pt"/>
    </style:style>
    <style:style style:name="P7" style:family="paragraph">
      <style:paragraph-properties fo:margin-left="0cm" fo:margin-right="0cm" fo:text-align="center" fo:text-indent="0cm"/>
      <style:text-properties fo:font-family="'Times New Roman'" style:font-family-generic="roman" style:font-pitch="variable" fo:font-size="72pt" fo:font-style="normal" fo:font-weight="bold"/>
    </style:style>
    <style:style style:name="T1" style:family="text">
      <style:text-properties fo:color="#ffffff" fo:font-family="'Arial Black'" style:font-family-generic="swiss" style:font-pitch="variable" fo:font-size="60pt" fo:font-style="normal" fo:font-weight="bold"/>
    </style:style>
    <style:style style:name="T2" style:family="text">
      <style:text-properties style:use-window-font-color="true" fo:font-family="'Arial Black'" style:font-family-generic="swiss" style:font-pitch="variable" fo:font-size="60pt" fo:language="de" fo:country="DE" fo:font-style="normal" fo:font-weight="bold"/>
    </style:style>
    <style:style style:name="T3" style:family="text">
      <style:text-properties fo:color="#000000" fo:font-family="'Arial Black'" style:font-family-generic="swiss" style:font-pitch="variable" fo:font-size="15pt" fo:language="de" fo:country="DE"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Dziś jest czas,</text:span></text:p>
            <text:p text:style-name="P1"><text:span text:style-name="T1">by oddać Bogu chwałę</text:span></text:p>
            <text:p text:style-name="P1"><text:span text:style-name="T1">W tej świątyni,</text:span></text:p>
            <text:p text:style-name="P1"><text:span text:style-name="T1">którą my</text:span></text:p>
            <text:p text:style-name="P1"><text:span text:style-name="T1">jesteśmy sami.</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1">Więc otwórz serce swe</text:span></text:p>
            <text:p text:style-name="P4"><text:span text:style-name="T1">i </text:span><text:span text:style-name="T1"><text:tab/></text:span><text:span text:style-name="T1">zacznij wielbić Go,</text:span></text:p>
            <text:p text:style-name="P4"><text:span text:style-name="T1">Jego chwała</text:span></text:p>
            <text:p text:style-name="P4"><text:span text:style-name="T1">wnet wypełni</text:span></text:p>
            <text:p text:style-name="P4"><text:span text:style-name="T1">miejsce to.</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7" draw:layer="layout" svg:width="28cm" svg:height="21cm" svg:x="0cm" svg:y="0cm" presentation:class="subtitle" presentation:user-transformed="true">
          <draw:text-box>
            <text:p text:style-name="P1"><text:span text:style-name="T2">Chwała cześć</text:span></text:p>
            <text:p text:style-name="P1"><text:span text:style-name="T2">- chwalmy Go</text:span></text:p>
            <text:p text:style-name="P1"><text:span text:style-name="T3">ppp</text:span></text:p>
            <text:p text:style-name="P1"><text:span text:style-name="T2">Chwała cześć</text:span></text:p>
            <text:p text:style-name="P1"><text:span text:style-name="T2">- chwalmy Go</text:span></text:p>
          </draw:text-box>
        </draw:frame>
        <presentation:notes draw:style-name="dp2">
          <draw:page-thumbnail draw:style-name="gr1" draw:layer="layout" svg:width="13.586cm" svg:height="11.136cm" svg:x="3.705cm" svg:y="2.256cm" draw:page-number="3"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Bóg przebywa</text:span></text:p>
            <text:p text:style-name="P1"><text:span text:style-name="T1">w chwale swego ludu.</text:span></text:p>
            <text:p text:style-name="P1"><text:span text:style-name="T1">On pragnie,</text:span></text:p>
            <text:p text:style-name="P1"><text:span text:style-name="T1">aby wzywać Jego imię</text:span></text:p>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1">Więc otwórz serce swe</text:span></text:p>
            <text:p text:style-name="P4"><text:span text:style-name="T1">i </text:span><text:span text:style-name="T1"><text:tab/></text:span><text:span text:style-name="T1">zacznij wielbić Go,</text:span></text:p>
            <text:p text:style-name="P4"><text:span text:style-name="T1">Jego chwała</text:span></text:p>
            <text:p text:style-name="P4"><text:span text:style-name="T1">wnet wypełni</text:span></text:p>
            <text:p text:style-name="P4"><text:span text:style-name="T1">miejsce to.</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6"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subtitle" presentation:user-transformed="true">
          <draw:text-box>
            <text:p text:style-name="P1"><text:span text:style-name="T2">Chwała cześć</text:span></text:p>
            <text:p text:style-name="P1"><text:span text:style-name="T2">- chwalmy Go</text:span></text:p>
            <text:p text:style-name="P1"><text:span text:style-name="T3">ppp</text:span></text:p>
            <text:p text:style-name="P1"><text:span text:style-name="T2">Chwała cześć</text:span></text:p>
            <text:p text:style-name="P1"><text:span text:style-name="T2">- chwalmy Go</text:span></text:p>
          </draw:text-box>
        </draw:frame>
        <presentation:notes draw:style-name="dp2">
          <draw:page-thumbnail draw:style-name="gr1" draw:layer="layout" svg:width="13.586cm" svg:height="11.136cm" svg:x="3.705cm" svg:y="2.256cm" draw:page-number="6" presentation:class="page"/>
          <draw:frame presentation:style-name="pr7"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5-16T10:33:43</meta:creation-date>
    <dc:date>2013-05-14T18:58:59.24</dc:date>
    <dc:language>en-US</dc:language>
    <meta:editing-cycles>17</meta:editing-cycles>
    <meta:editing-duration>PT16M20S</meta:editing-duration>
    <meta:document-statistic meta:object-count="33"/>
    <meta:user-defined meta:name="Info 1"/>
    <meta:user-defined meta:name="Info 2"/>
    <meta:user-defined meta:name="Info 3"/>
    <meta:user-defined meta:name="Info 4"/>
  </office:meta>
</office:document-meta>
</file>